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9071in" fo:break-before="auto" style:use-optimal-row-height="false"/>
    </style:style>
    <style:style style:name="ro3" style:family="table-row">
      <style:table-row-properties style:row-height="2.0173in" fo:break-before="auto" style:use-optimal-row-height="false"/>
    </style:style>
    <style:style style:name="ro4" style:family="table-row">
      <style:table-row-properties style:row-height="2.0035in" fo:break-before="auto" style:use-optimal-row-height="false"/>
    </style:style>
    <style:style style:name="ro5" style:family="table-row">
      <style:table-row-properties style:row-height="2.0591in" fo:break-before="auto" style:use-optimal-row-height="false"/>
    </style:style>
    <style:style style:name="ro6" style:family="table-row">
      <style:table-row-properties style:row-height="2.3492in" fo:break-before="auto" style:use-optimal-row-height="false"/>
    </style:style>
    <style:style style:name="ro7" style:family="table-row">
      <style:table-row-properties style:row-height="1.7547in" fo:break-before="auto" style:use-optimal-row-height="false"/>
    </style:style>
    <style:style style:name="ro8" style:family="table-row">
      <style:table-row-properties style:row-height="1.6028in" fo:break-before="auto" style:use-optimal-row-height="false"/>
    </style:style>
    <style:style style:name="ro9" style:family="table-row">
      <style:table-row-properties style:row-height="2.2937in" fo:break-before="auto" style:use-optimal-row-height="false"/>
    </style:style>
    <style:style style:name="ro10" style:family="table-row">
      <style:table-row-properties style:row-height="1.6445in" fo:break-before="auto" style:use-optimal-row-height="false"/>
    </style:style>
    <style:style style:name="ro11" style:family="table-row">
      <style:table-row-properties style:row-height="1.4508in" fo:break-before="auto" style:use-optimal-row-height="false"/>
    </style:style>
    <style:style style:name="ro12" style:family="table-row">
      <style:table-row-properties style:row-height="0.9583in" fo:break-before="auto" style:use-optimal-row-height="false"/>
    </style:style>
    <style:style style:name="ro13" style:family="table-row">
      <style:table-row-properties style:row-height="0.75in" fo:break-before="auto" style:use-optimal-row-height="false"/>
    </style:style>
    <style:style style:name="ro14" style:family="table-row">
      <style:table-row-properties style:row-height="0.8126in" fo:break-before="auto" style:use-optimal-row-height="false"/>
    </style:style>
    <style:style style:name="ro15" style:family="table-row">
      <style:table-row-properties style:row-height="0.8543in" fo:break-before="auto" style:use-optimal-row-height="false"/>
    </style:style>
    <style:style style:name="ro16" style:family="table-row">
      <style:table-row-properties style:row-height="0.8437in" fo:break-before="auto" style:use-optimal-row-height="false"/>
    </style:style>
    <style:style style:name="ro17" style:family="table-row">
      <style:table-row-properties style:row-height="0.9063in" fo:break-before="auto" style:use-optimal-row-height="false"/>
    </style:style>
    <style:style style:name="ro18" style:family="table-row">
      <style:table-row-properties style:row-height="0.9272in" fo:break-before="auto" style:use-optimal-row-height="false"/>
    </style:style>
    <style:style style:name="ro19" style:family="table-row">
      <style:table-row-properties style:row-height="0.7811in" fo:break-before="auto" style:use-optimal-row-height="false"/>
    </style:style>
    <style:style style:name="ro20" style:family="table-row">
      <style:table-row-properties style:row-height="0.8752in" fo:break-before="auto" style:use-optimal-row-height="false"/>
    </style:style>
    <style:style style:name="ro21" style:family="table-row">
      <style:table-row-properties style:row-height="1in" fo:break-before="auto" style:use-optimal-row-height="false"/>
    </style:style>
    <style:style style:name="ro22" style:family="table-row">
      <style:table-row-properties style:row-height="0.802in" fo:break-before="auto" style:use-optimal-row-height="false"/>
    </style:style>
    <style:style style:name="ro23" style:family="table-row">
      <style:table-row-properties style:row-height="1.0209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083in" fo:break-before="auto" style:use-optimal-row-height="false"/>
    </style:style>
    <style:style style:name="ro26" style:family="table-row">
      <style:table-row-properties style:row-height="0.9374in" fo:break-before="auto" style:use-optimal-row-height="false"/>
    </style:style>
    <style:style style:name="ro27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F"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F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name-complex="Arial1" style:font-size-complex="16pt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style:font-name="Times New Roma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3" office:value-type="string">
            <text:p>Priority</text:p>
          </table:table-cell>
          <table:table-cell table:style-name="ce15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<text:span text:style-name="T1">Pagina individuală a </text:span><text:span text:style-name="T1">produsului</text:span></text:p>
          </table:table-cell>
          <table:table-cell table:style-name="ce9" office:value-type="string">
            <text:p><text:span text:style-name="T2">11– </text:span><text:span text:style-name="T3">Navigare către pagina </text:span><text:span text:style-name="T3">produsului prin click pe </text:span><text:span text:style-name="T3">nume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5">1. Accesare aplicatie</text:span></text:p>
            <text:p><text:span text:style-name="T6">2. Logare</text:span></text:p>
            <text:p><text:span text:style-name="T6">3. Click nume produs</text:span></text:p>
            <text:p><text:span text:style-name="T6">4. Asteptare afisare </text:span><text:span text:style-name="T6">denumire produs</text:span></text:p>
          </table:table-cell>
          <table:table-cell table:style-name="ce11"/>
          <table:table-cell table:style-name="ce11" office:value-type="string">
            <text:p>Produsul este afisat corect pe pagina individuala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2">12 – </text:span><text:span text:style-name="T3">Navigare către pagina </text:span><text:span text:style-name="T3">produsului prin click pe </text:span><text:span text:style-name="T3">poză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5">1. Accesare aplicatie</text:span></text:p>
            <text:p><text:span text:style-name="T6">2. Logare</text:span></text:p>
            <text:p><text:span text:style-name="T6">3. Click poza produs</text:span></text:p>
            <text:p><text:span text:style-name="T6">4. Asteptare afisare </text:span><text:span text:style-name="T6">denumire produs</text:span></text:p>
          </table:table-cell>
          <table:table-cell table:style-name="ce11"/>
          <table:table-cell table:style-name="ce11" office:value-type="string">
            <text:p>Produsul este afisat corect pe pagina individuala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2">13- </text:span><text:span text:style-name="T3">Afișare denumire </text:span><text:span text:style-name="T3">produs</text:span></text:p>
          </table:table-cell>
          <table:table-cell table:style-name="ce14" office:value-type="string">
            <text:p>P2</text:p>
          </table:table-cell>
          <table:table-cell table:style-name="ce14"/>
          <table:table-cell table:style-name="ce16" office:value-type="string">
            <text:p><text:span text:style-name="T5">1. Accesare aplicatie</text:span></text:p>
            <text:p><text:span text:style-name="T6">2. Logare</text:span></text:p>
            <text:p><text:span text:style-name="T6">3. Click nume produs</text:span></text:p>
            <text:p><text:span text:style-name="T6">4. Asteptare afisare </text:span><text:span text:style-name="T6">denumire produs</text:span></text:p>
          </table:table-cell>
          <table:table-cell table:style-name="ce11"/>
          <table:table-cell table:style-name="ce11" office:value-type="string">
            <text:p>Denumirea produsului afisata pe pagina individuala corespunde produsului selectat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2">14- </text:span><text:span text:style-name="T4">Afișare imagine produs</text:span></text:p>
          </table:table-cell>
          <table:table-cell table:style-name="ce14" office:value-type="string">
            <text:p>P2</text:p>
          </table:table-cell>
          <table:table-cell table:style-name="ce14"/>
          <table:table-cell table:style-name="ce16" office:value-type="string">
            <text:p><text:span text:style-name="T5">1. Accesare aplicatie</text:span></text:p>
            <text:p><text:span text:style-name="T6">2. Logare</text:span></text:p>
            <text:p><text:span text:style-name="T6">3. Click poza produs</text:span></text:p>
            <text:p><text:span text:style-name="T6">4. Asteptare imagine </text:span><text:span text:style-name="T6">produs</text:span></text:p>
          </table:table-cell>
          <table:table-cell table:style-name="ce11"/>
          <table:table-cell table:style-name="ce17" office:value-type="string">
            <text:p>Imaginea produsului afisata pe pagina individuala corespunde produsului selectat</text:p>
          </table:table-cell>
          <table:table-cell table:style-name="ce19"/>
          <table:table-cell table:style-name="ce20"/>
          <table:table-cell table:style-name="ce17"/>
          <table:table-cell table:number-columns-repeated="1014"/>
        </table:table-row>
        <table:table-row table:style-name="ro6">
          <table:table-cell table:style-name="ce5"/>
          <table:table-cell table:style-name="ce10" office:value-type="string">
            <text:p><text:span text:style-name="T2">15- </text:span><text:span text:style-name="T3">Afișare descriere </text:span><text:span text:style-name="T3">produs</text:span></text:p>
          </table:table-cell>
          <table:table-cell table:style-name="ce14" office:value-type="string">
            <text:p>P2</text:p>
          </table:table-cell>
          <table:table-cell table:style-name="ce14"/>
          <table:table-cell table:style-name="ce16" office:value-type="string">
            <text:p><text:span text:style-name="T5">1. Accesare aplicatie</text:span></text:p>
            <text:p><text:span text:style-name="T6">2. Logare</text:span></text:p>
            <text:p><text:span text:style-name="T6">3. Click nume produs</text:span></text:p>
            <text:p><text:span text:style-name="T6">4. Asteptare afisare </text:span><text:span text:style-name="T6">descriere produs</text:span></text:p>
          </table:table-cell>
          <table:table-cell table:style-name="ce11"/>
          <table:table-cell table:style-name="ce11" office:value-type="string">
            <text:p>Descrierea produsului afisata pe pagina individuala corespunde produsului selectat</text:p>
          </table:table-cell>
          <table:table-cell table:style-name="ce18"/>
          <table:table-cell table:style-name="ce20"/>
          <table:table-cell table:style-name="ce17"/>
          <table:table-cell table:number-columns-repeated="1014"/>
        </table:table-row>
        <table:table-row table:style-name="ro7">
          <table:table-cell table:style-name="ce5"/>
          <table:table-cell table:style-name="ce10" office:value-type="string">
            <text:p><text:span text:style-name="T2">16- </text:span><text:span text:style-name="T3">Afișare preț produs</text:span></text:p>
          </table:table-cell>
          <table:table-cell table:style-name="ce14" office:value-type="string">
            <text:p>P2</text:p>
          </table:table-cell>
          <table:table-cell table:style-name="ce14"/>
          <table:table-cell table:style-name="ce16" office:value-type="string">
            <text:p><text:span text:style-name="T5">1. Accesare aplicatie</text:span></text:p>
            <text:p><text:span text:style-name="T6">2. Logare</text:span></text:p>
            <text:p><text:span text:style-name="T6">3. Click nume produs</text:span></text:p>
            <text:p><text:span text:style-name="T6">4. Asteptare pret produs</text:span></text:p>
          </table:table-cell>
          <table:table-cell table:style-name="ce11"/>
          <table:table-cell table:style-name="ce11" office:value-type="string">
            <text:p>Pretul produsului afisat pe pagina individuala corespunde produsului selectat</text:p>
          </table:table-cell>
          <table:table-cell table:style-name="ce19"/>
          <table:table-cell table:style-name="ce20"/>
          <table:table-cell table:style-name="ce17"/>
          <table:table-cell table:number-columns-repeated="1014"/>
        </table:table-row>
        <table:table-row table:style-name="ro8">
          <table:table-cell table:style-name="ce6"/>
          <table:table-cell table:style-name="ce10" office:value-type="string">
            <text:p><text:span text:style-name="T2">17- </text:span><text:span text:style-name="T3">Adăugare produs în </text:span><text:span text:style-name="T3">coș din pagina individual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16" office:value-type="string">
            <text:p><text:span text:style-name="T5">1. Accesare aplicatie</text:span></text:p>
            <text:p><text:span text:style-name="T6">2. Logare</text:span></text:p>
            <text:p><text:span text:style-name="T6">3. Click nume produs</text:span></text:p>
            <text:p><text:span text:style-name="T6">5. Click buton "Add to </text:span><text:span text:style-name="T6">cart"</text:span></text:p>
            <text:p><text:span text:style-name="T6">6. Asteptare transformare </text:span><text:span text:style-name="T6">buton "Add to cart" in </text:span><text:span text:style-name="T6">"Remove"</text:span></text:p>
          </table:table-cell>
          <table:table-cell table:style-name="ce7"/>
          <table:table-cell table:style-name="ce18" office:value-type="string">
            <text:p><text:span text:style-name="T6">Butonul „Add to cart” se </text:span><text:span text:style-name="T6">transformă în „Remove” </text:span></text:p>
          </table:table-cell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9">
          <table:table-cell table:style-name="ce7"/>
          <table:table-cell table:style-name="ce10" office:value-type="string">
            <text:p><text:span text:style-name="T2">18- </text:span><text:span text:style-name="T3">Eliminare produs din </text:span><text:span text:style-name="T3">coș din pagina individuală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17" office:value-type="string">
            <text:p><text:span text:style-name="T5">1. Accesare aplicație</text:span></text:p>
            <text:p><text:span text:style-name="T5">2. Logare</text:span></text:p>
            <text:p><text:span text:style-name="T5">3.Click pe numele unui </text:span><text:span text:style-name="T5">produs</text:span></text:p>
            <text:p><text:span text:style-name="T5">4. Așteptare afișare </text:span><text:span text:style-name="T5">denumire produs</text:span></text:p>
            <text:p><text:span text:style-name="T5">5. Click pe butonul „Add </text:span><text:span text:style-name="T5">to cart”</text:span></text:p>
            <text:p><text:span text:style-name="T5">6. Așteptare transformare </text:span><text:span text:style-name="T5">buton în „Remove”</text:span></text:p>
            <text:p><text:span text:style-name="T5">7. Click pe butonul </text:span><text:span text:style-name="T5">„Remove”</text:span></text:p>
            <text:p><text:span text:style-name="T5">8. Așteptare transformare </text:span><text:span text:style-name="T5">buton în „Add to cart”</text:span></text:p>
          </table:table-cell>
          <table:table-cell table:style-name="ce7"/>
          <table:table-cell table:style-name="ce18" office:value-type="string">
            <text:p><text:span text:style-name="T7">Butonul „Remove” se </text:span><text:span text:style-name="T7">transformă în „Add to cart” </text:span></text:p>
          </table:table-cell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10">
          <table:table-cell table:style-name="ce7"/>
          <table:table-cell table:style-name="ce10" office:value-type="string">
            <text:p><text:span text:style-name="T2">19- </text:span><text:span text:style-name="T3">Navigare înapoi către </text:span><text:span text:style-name="T3">pagina principal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17" office:value-type="string">
            <text:p><text:span text:style-name="T5">1. Accesare aplicație</text:span></text:p>
            <text:p><text:span text:style-name="T5">2. Logare</text:span></text:p>
            <text:p><text:span text:style-name="T5">3.Click pe numele unui </text:span><text:span text:style-name="T5">produs</text:span></text:p>
            <text:p><text:span text:style-name="T5">4. Așteptare afișare </text:span><text:span text:style-name="T5">denumire produs</text:span></text:p>
            <text:p><text:span text:style-name="T5">5. Click pe butonul „Back </text:span><text:span text:style-name="T5">to products”</text:span></text:p>
            <text:p><text:span text:style-name="T5">6. Asteptare butonul de </text:span><text:span text:style-name="T5">sortare</text:span></text:p>
          </table:table-cell>
          <table:table-cell table:style-name="ce7"/>
          <table:table-cell table:style-name="ce17" office:value-type="string">
            <text:p>Redirectionare efectuata cu succes catre pagina principala</text:p>
          </table:table-cell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1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12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2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3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7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8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7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8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9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0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7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2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3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4" table:number-rows-repeated="189">
          <table:table-cell/>
          <table:table-cell table:style-name="ce12"/>
          <table:table-cell table:number-columns-repeated="2"/>
          <table:table-cell table:style-name="ce12"/>
          <table:table-cell table:number-columns-repeated="4"/>
          <table:table-cell table:style-name="ce23"/>
          <table:table-cell table:number-columns-repeated="1014"/>
        </table:table-row>
        <table:table-row table:style-name="ro24" table:number-rows-repeated="780">
          <table:table-cell table:number-columns-repeated="1024"/>
        </table:table-row>
        <table:table-row table:style-name="ro25" table:number-rows-repeated="1047575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6">
          <table:table-cell table:style-name="ce24" office:value-type="string">
            <text:p>Total tests</text:p>
          </table:table-cell>
          <table:table-cell table:style-name="ce24" office:value-type="string">
            <text:p>Nb of Pass test</text:p>
          </table:table-cell>
          <table:table-cell table:style-name="ce24" office:value-type="string">
            <text:p>Nb of Failed test</text:p>
          </table:table-cell>
          <table:table-cell table:style-name="ce24" office:value-type="string">
            <text:p>Nb. Of Blocked tests</text:p>
          </table:table-cell>
          <table:table-cell table:style-name="ce24" office:value-type="string">
            <text:p>Total test covered</text:p>
          </table:table-cell>
          <table:table-cell table:style-name="ce24" office:value-type="string">
            <text:p>Blocked Tests%</text:p>
          </table:table-cell>
          <table:table-cell table:style-name="ce24" office:value-type="string">
            <text:p>Failed test%</text:p>
          </table:table-cell>
          <table:table-cell table:style-name="ce24" office:value-type="string">
            <text:p>Pass test %</text:p>
          </table:table-cell>
          <table:table-cell table:style-name="ce24" office:value-type="string">
            <text:p>Total test covered</text:p>
          </table:table-cell>
          <table:table-cell table:number-columns-repeated="1015"/>
        </table:table-row>
        <table:table-row table:style-name="ro27">
          <table:table-cell table:style-name="ce25" table:formula="of:=COUNTIF([$TestCases.B2:.B60];&quot;*&quot;)" office:value-type="float" office:value="0">
            <text:p>0</text:p>
          </table:table-cell>
          <table:table-cell table:style-name="ce25" table:formula="of:=COUNTIF([$TestCases.I2:.O60];&quot;Pass&quot;)" office:value-type="float" office:value="0">
            <text:p>0</text:p>
          </table:table-cell>
          <table:table-cell table:style-name="ce25" table:formula="of:=COUNTIF([$TestCases.I2:.I60];&quot;Fail&quot;)" office:value-type="float" office:value="0">
            <text:p>0</text:p>
          </table:table-cell>
          <table:table-cell table:style-name="ce25" table:formula="of:=COUNTIF([$TestCases.I2:.I60];&quot;Blocked&quot;)" office:value-type="float" office:value="0">
            <text:p>0</text:p>
          </table:table-cell>
          <table:table-cell table:style-name="ce25" table:formula="of:=[.B2]+[.C2]" office:value-type="float" office:value="0">
            <text:p>0</text:p>
          </table:table-cell>
          <table:table-cell table:style-name="ce26" table:formula="of:=([.D2]/[.A2])*100" office:value-type="float" office:value="0">
            <text:p>#DIV/0!</text:p>
          </table:table-cell>
          <table:table-cell table:style-name="ce27" table:formula="of:=([.C2]/[.A2])*100" office:value-type="float" office:value="0">
            <text:p>#DIV/0!</text:p>
          </table:table-cell>
          <table:table-cell table:style-name="ce26" table:formula="of:=([.B2]/[.A2])*100" office:value-type="float" office:value="0">
            <text:p>#DIV/0!</text:p>
          </table:table-cell>
          <table:table-cell table:style-name="ce28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4" table:number-rows-repeated="998">
          <table:table-cell table:number-columns-repeated="1024"/>
        </table:table-row>
        <table:table-row table:style-name="ro25" table:number-rows-repeated="1047575">
          <table:table-cell table:number-columns-repeated="1024"/>
        </table:table-row>
        <table:table-row table:style-name="ro2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18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8T18:08:16.22</dc:date>
    <dc:creator>Alexandra Felecan</dc:creator>
    <meta:generator>OpenOffice/4.1.15$Win32 OpenOffice.org_project/4115m2$Build-9813</meta:generator>
    <meta:editing-duration>PT3H53M35S</meta:editing-duration>
    <meta:editing-cycles>9</meta:editing-cycles>
    <meta:document-statistic meta:table-count="2" meta:cell-count="65" meta:object-count="0"/>
  </office:meta>
</office:document-meta>
</file>